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Module 1-6</text:p>
      <text:p text:style-name="Standard"/>
      <text:p text:style-name="Standard"/>
      <text:p text:style-name="Standard"><draw:frame draw:z-index="251658240" draw:style-name="a0" draw:name="Image1" text:anchor-type="paragraph" svg:x="0in" svg:y="0.24167in" svg:width="7.31528in" svg:height="4.6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SHIL KUMAR MAHENDRA RAJAN</dc:creator>
    <meta:creation-date>2023-09-07T23:39:00Z</meta:creation-date>
    <dc:date>2023-10-13T04:21:00Z</dc:date>
    <meta:template xlink:href="Normal" xlink:type="simple"/>
    <meta:editing-cycles>2</meta:editing-cycles>
    <meta:editing-duration>PT60S</meta:editing-duration>
    <meta:user-defined meta:name="GrammarlyDocumentId">db034666c0a864e119d74cf6579ab8658f31900924338db1f93b78d4a7d03e24</meta:user-defined>
    <meta:document-statistic meta:page-count="1" meta:paragraph-count="1" meta:word-count="2" meta:character-count="14" meta:row-count="13" meta:non-whitespace-character-count="13"/>
  </office:meta>
</office:document-meta>
</file>